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d2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00180147721131328" calcext:value-type="float">
            <text:p>0.001801477211313</text:p>
          </table:table-cell>
          <table:table-cell office:value-type="float" office:value="0.000707013574660633" calcext:value-type="float">
            <text:p>0.000707013574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8730158730159" calcext:value-type="float">
            <text:p>0.158730158730159</text:p>
          </table:table-cell>
          <table:table-cell office:value-type="float" office:value="0.123157449101335" calcext:value-type="float">
            <text:p>0.123157449101335</text:p>
          </table:table-cell>
          <table:table-cell office:value-type="float" office:value="0.00179597701149425" calcext:value-type="float">
            <text:p>0.001795977011494</text:p>
          </table:table-cell>
          <table:table-cell office:value-type="float" office:value="0.000728066982162359" calcext:value-type="float">
            <text:p>0.000728066982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0963855421687" calcext:value-type="float">
            <text:p>0.240963855421687</text:p>
          </table:table-cell>
          <table:table-cell office:value-type="float" office:value="0.148367952522255" calcext:value-type="float">
            <text:p>0.148367952522255</text:p>
          </table:table-cell>
          <table:table-cell office:value-type="float" office:value="0.00201816347124117" calcext:value-type="float">
            <text:p>0.002018163471241</text:p>
          </table:table-cell>
          <table:table-cell office:value-type="float" office:value="0.000726991183414423" calcext:value-type="float">
            <text:p>0.00072699118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2927308447937" calcext:value-type="float">
            <text:p>0.392927308447937</text:p>
          </table:table-cell>
          <table:table-cell office:value-type="float" office:value="0.197530864197531" calcext:value-type="float">
            <text:p>0.197530864197531</text:p>
          </table:table-cell>
          <table:table-cell office:value-type="float" office:value="0.00287242827905641" calcext:value-type="float">
            <text:p>0.002872428279056</text:p>
          </table:table-cell>
          <table:table-cell office:value-type="float" office:value="0.000746073786697504" calcext:value-type="float">
            <text:p>0.000746073786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2670436694942" calcext:value-type="float">
            <text:p>0.502670436694942</text:p>
          </table:table-cell>
          <table:table-cell office:value-type="float" office:value="0.218340611353712" calcext:value-type="float">
            <text:p>0.218340611353712</text:p>
          </table:table-cell>
          <table:table-cell office:value-type="float" office:value="0.00310019841269841" calcext:value-type="float">
            <text:p>0.003100198412698</text:p>
          </table:table-cell>
          <table:table-cell office:value-type="float" office:value="0.000788959809253187" calcext:value-type="float">
            <text:p>0.0007889598092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94464053501765" calcext:value-type="float">
            <text:p>0.594464053501765</text:p>
          </table:table-cell>
          <table:table-cell office:value-type="float" office:value="0.252585050122346" calcext:value-type="float">
            <text:p>0.252585050122346</text:p>
          </table:table-cell>
          <table:table-cell office:value-type="float" office:value="0.00292745402982344" calcext:value-type="float">
            <text:p>0.002927454029823</text:p>
          </table:table-cell>
          <table:table-cell office:value-type="float" office:value="0.000784794604537094" calcext:value-type="float">
            <text:p>0.0007847946045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70156438026474" calcext:value-type="float">
            <text:p>0.770156438026474</text:p>
          </table:table-cell>
          <table:table-cell office:value-type="float" office:value="0.287821550638604" calcext:value-type="float">
            <text:p>0.287821550638604</text:p>
          </table:table-cell>
          <table:table-cell office:value-type="float" office:value="0.00425588509110254" calcext:value-type="float">
            <text:p>0.004255885091103</text:p>
          </table:table-cell>
          <table:table-cell office:value-type="float" office:value="0.000790661882898074" calcext:value-type="float">
            <text:p>0.0007906618828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6392911459366" calcext:value-type="float">
            <text:p>0.846392911459366</text:p>
          </table:table-cell>
          <table:table-cell office:value-type="float" office:value="0.317397341797262" calcext:value-type="float">
            <text:p>0.317397341797262</text:p>
          </table:table-cell>
          <table:table-cell office:value-type="float" office:value="0.00441699161461748" calcext:value-type="float">
            <text:p>0.004416991614617</text:p>
          </table:table-cell>
          <table:table-cell office:value-type="float" office:value="0.000809386352354967" calcext:value-type="float">
            <text:p>0.0008093863523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08428631935621" calcext:value-type="float">
            <text:p>1.08428631935621</text:p>
          </table:table-cell>
          <table:table-cell office:value-type="float" office:value="0.43331076506432" calcext:value-type="float">
            <text:p>0.43331076506432</text:p>
          </table:table-cell>
          <table:table-cell office:value-type="float" office:value="0.00465954387433793" calcext:value-type="float">
            <text:p>0.004659543874338</text:p>
          </table:table-cell>
          <table:table-cell office:value-type="float" office:value="0.000830435459594125" calcext:value-type="float">
            <text:p>0.0008304354595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6783583557333" calcext:value-type="float">
            <text:p>1.6783583557333</text:p>
          </table:table-cell>
          <table:table-cell office:value-type="float" office:value="0.664762399376785" calcext:value-type="float">
            <text:p>0.664762399376785</text:p>
          </table:table-cell>
          <table:table-cell office:value-type="float" office:value="0.0049574933674161" calcext:value-type="float">
            <text:p>0.004957493367416</text:p>
          </table:table-cell>
          <table:table-cell office:value-type="float" office:value="0.000837937626017963" calcext:value-type="float">
            <text:p>0.000837937626018</text:p>
          </table:table-cell>
        </table:table-row>
      </table:table>
      <table:named-expressions/>
      <table:database-ranges>
        <table:database-range table:name="__Anonymous_Sheet_DB__0" table:target-range-address="Sheet1.C2:Sheet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8:21:35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1:34:24.408000000</meta:creation-date>
    <dc:date>2019-04-25T18:29:47.927000000</dc:date>
    <meta:editing-duration>PT12M47S</meta:editing-duration>
    <meta:editing-cycles>2</meta:editing-cycles>
    <meta:generator>LibreOffice/6.1.2.1$Windows_X86_64 LibreOffice_project/65905a128db06ba48db947242809d14d3f9a93fe</meta:generator>
    <meta:document-statistic meta:table-count="1" meta:cell-count="55" meta:object-count="0"/>
  </office:meta>
</office:document-meta>
</file>